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zip2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zip2FileSystem.Bzip2FileSystem( FileName rootName , FileObject parentLayer ,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zip2FileSystem.createFile(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